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Publis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Publishing a message in the selected topic.</text:p>

            
                <text:list xml:id="list_MQTTPublish2" text:continue-numbering="true" text:continue-list="list_MQTTPublis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Publish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Publish7" text:continue-numbering="true" text:continue-list="list_MQTTPublish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he topic under which the message will be published.</text:p>,
                                            <text:list xml:id="list_MQTTPublish8" text:continue-numbering="true" text:continue-list="list_MQTTPublish7"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Message to be publish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Publish9" text:continue-numbering="true" text:continue-list="list_MQTTPublish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Publish10" text:continue-numbering="true" text:continue-list="list_MQTTPublish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Publish11" text:continue-numbering="true" text:continue-list="list_MQTTPublish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Publish12" text:continue-numbering="true" text:continue-list="list_MQTTPublish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Publish13" text:continue-numbering="true" text:continue-list="list_MQTTPublish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Publish3" text:continue-numbering="true" text:continue-list="list_MQTTPublish2" text:style-name="Outline">
                    <text:list-item>
                        <text:list>
                            <text:list-item>
                                <text:h text:style-name="Heading_20_2" text:outline-level="2">Inputs</text:h>
                            </text:list-item>
                        </text:list>
                    </text:list-item>
                </text:list>

                
                            <text:list xml:id="list_MQTTPublish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Publish4" text:continue-numbering="true" text:continue-list="list_MQTTPublish3" text:style-name="Outline">
                    <text:list-item>
                        <text:list>
                            <text:list-item>
                                <text:h text:style-name="Heading_20_2" text:outline-level="2">Outputs</text:h>
                            </text:list-item>
                        </text:list>
                    </text:list-item>
                </text:list>

                
                            <text:list xml:id="list_MQTTPublish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Publish5" text:continue-numbering="true" text:continue-list="list_MQTTPublish4" text:style-name="Outline">
                        <text:list-item>
                            <text:list>
                                <text:list-item>
                                    <text:h text:style-name="Heading_20_2" text:outline-level="2">Examples</text:h>
                                </text:list-item>
                            </text:list>
                        </text:list-item>
                    </text:list>
                    <text:p text:style-name="Standard"/>
                    
                    <text:list xml:id="list_MQTTPublish16"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